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2080aa"/>
    </style:style>
    <style:style style:name="P4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37559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90c58" officeooo:paragraph-rsid="001a841d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a841d" officeooo:paragraph-rsid="001a841d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37559" officeooo:paragraph-rsid="00237559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90c58" officeooo:paragraph-rsid="00190c58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</style:style>
    <style:style style:name="P11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 style:master-page-name="">
      <style:paragraph-properties fo:margin-left="2.499cm" fo:margin-right="0cm" fo:margin-top="0cm" fo:margin-bottom="0cm" loext:contextual-spacing="false" fo:line-height="138%" fo:text-indent="0cm" style:auto-text-indent="false" style:page-number="auto" style:writing-mode="lr-tb"/>
    </style:style>
    <style:style style:name="P13" style:family="paragraph" style:parent-style-name="Text_20_body">
      <style:paragraph-properties fo:margin-left="2.499cm" fo:margin-right="0cm" fo:margin-top="0cm" fo:margin-bottom="0cm" loext:contextual-spacing="false" fo:line-height="138%" fo:text-indent="0cm" style:auto-text-indent="false" style:writing-mode="lr-tb"/>
    </style:style>
    <style:style style:name="P14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8b5ef" style:text-blinking="false" fo:background-color="transparent"/>
    </style:style>
    <style:style style:name="P16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3a0b6" style:text-blinking="false" fo:background-color="transparent"/>
    </style:style>
    <style:style style:name="P17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8b5ef" style:text-blinking="false" fo:background-color="transparent"/>
    </style:style>
    <style:style style:name="P19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8b5ef" officeooo:paragraph-rsid="0018b5ef" style:text-blinking="false" fo:background-color="transparent"/>
    </style:style>
    <style:style style:name="P20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e447" officeooo:paragraph-rsid="0012e447" style:text-blinking="false" fo:background-color="transparent"/>
    </style:style>
    <style:style style:name="P21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7a599" officeooo:paragraph-rsid="0017a599" style:text-blinking="false" fo:background-color="transparent"/>
    </style:style>
    <style:style style:name="P22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90c58" officeooo:paragraph-rsid="00190c58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37559" officeooo:paragraph-rsid="0024280c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37559" officeooo:paragraph-rsid="00237559" style:text-blinking="false" fo:background-color="transparent"/>
    </style:style>
    <style:style style:name="P25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/>
    </style:style>
    <style:style style:name="P26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8b5ef" officeooo:paragraph-rsid="0018b5ef" style:text-blinking="false" fo:background-color="transparent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c2897" officeooo:paragraph-rsid="001c2897" style:text-blinking="false" fo:background-color="transparent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d5abb" officeooo:paragraph-rsid="001d5abb" style:text-blinking="false" fo:background-color="transparent" style:font-weight-asian="bold" style:font-weight-complex="bold"/>
    </style:style>
    <style:style style:name="P29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2e447" officeooo:paragraph-rsid="0012e447" style:text-blinking="false" fo:background-color="transparent" style:font-weight-asian="bold" style:font-weight-complex="bold"/>
    </style:style>
    <style:style style:name="P30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9628f" officeooo:paragraph-rsid="0009628f" style:text-blinking="false" fo:background-color="transparent" style:font-weight-asian="bold" style:font-weight-complex="bold"/>
    </style:style>
    <style:style style:name="P31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1992e" officeooo:paragraph-rsid="0021992e" style:text-blinking="false" fo:background-color="transparent" style:font-weight-asian="bold" style:font-weight-complex="bold"/>
    </style:style>
    <style:style style:name="P32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cd141" officeooo:paragraph-rsid="000cd141" style:text-blinking="false" fo:background-color="transparent" style:font-weight-asian="bold" style:font-weight-complex="bold"/>
    </style:style>
    <style:style style:name="P33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d7b88" officeooo:paragraph-rsid="0018b5ef" style:text-blinking="false" fo:background-color="transparent" style:font-weight-asian="bold" style:font-weight-complex="bold"/>
    </style:style>
    <style:style style:name="P34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f39df" officeooo:paragraph-rsid="0018b5ef" style:text-blinking="false" fo:background-color="transparent" style:font-weight-asian="bold" style:font-weight-complex="bold"/>
    </style:style>
    <style:style style:name="P35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3795d" officeooo:paragraph-rsid="0023795d" style:text-blinking="false" fo:background-color="transparent" style:font-weight-asian="bold" style:font-weight-complex="bold"/>
    </style:style>
    <style:style style:name="P36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90c58" officeooo:paragraph-rsid="00190c58" style:text-blinking="false" fo:background-color="transparent" style:font-weight-asian="bold" style:font-weight-complex="bold"/>
    </style:style>
    <style:style style:name="P37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a841d" officeooo:paragraph-rsid="001a841d" style:text-blinking="false" fo:background-color="transparent" style:font-weight-asian="bold" style:font-weight-complex="bold"/>
    </style:style>
    <style:style style:name="P38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4280c" officeooo:paragraph-rsid="0024280c" style:text-blinking="false" fo:background-color="transparent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40" style:family="paragraph" style:parent-style-name="Text_20_body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/>
    </style:style>
    <style:style style:name="P41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99d51" officeooo:paragraph-rsid="00099d51" style:text-blinking="false" fo:background-color="transparent"/>
    </style:style>
    <style:style style:name="P42" style:family="paragraph" style:parent-style-name="Text_20_body" style:list-style-name="L1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c2897" officeooo:paragraph-rsid="001c2897" style:text-blinking="false" style:font-weight-asian="bold" style:font-weight-complex="bold"/>
    </style:style>
    <style:style style:name="P43" style:family="paragraph" style:parent-style-name="Text_20_body" style:list-style-name="L2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officeooo:paragraph-rsid="0018b5ef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2">
      <style:paragraph-properties fo:margin-top="0cm" fo:margin-bottom="0cm" loext:contextual-spacing="false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8b5ef" style:text-blinking="false" fo:background-color="transparent"/>
    </style:style>
    <style:style style:name="P46" style:family="paragraph" style:parent-style-name="Text_20_body" style:list-style-name="L2">
      <style:paragraph-properties fo:margin-top="0cm" fo:margin-bottom="0cm" loext:contextual-spacing="false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d7b88" officeooo:paragraph-rsid="0018b5ef" style:text-blinking="false" fo:background-color="transparent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251df" fo:background-color="transparent" loext:char-shading-value="0"/>
    </style:style>
    <style:style style:name="T3" style:family="text">
      <style:text-properties fo:background-color="transparent" loext:char-shading-value="0" style:font-weight-asian="normal" style:font-weight-complex="normal"/>
    </style:style>
    <style:style style:name="T4" style:family="text">
      <style:text-properties officeooo:rsid="002080aa" fo:background-color="transparent" loext:char-shading-value="0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a0b6" style:font-weight-asian="bold" style:font-weight-complex="bold"/>
    </style:style>
    <style:style style:name="T8" style:family="text">
      <style:text-properties fo:font-weight="bold" officeooo:rsid="0018b5ef" style:font-weight-asian="bold" style:font-weight-complex="bold"/>
    </style:style>
    <style:style style:name="T9" style:family="text">
      <style:text-properties fo:font-weight="bold" officeooo:rsid="002080aa" style:font-weight-asian="bold" style:font-weight-complex="bold"/>
    </style:style>
    <style:style style:name="T10" style:family="text">
      <style:text-properties fo:font-weight="bold" officeooo:rsid="0024280c" style:font-weight-asian="bold" style:font-weight-complex="bold"/>
    </style:style>
    <style:style style:name="T11" style:family="text">
      <style:text-properties fo:font-weight="bold" officeooo:rsid="0024cc06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0afffe" style:text-blinking="false" fo:background-color="transparent" loext:char-shading-value="0" style:font-weight-asian="bold" style:font-weight-complex="bold"/>
    </style:style>
    <style:style style:name="T15" style:family="text">
      <style:text-properties officeooo:rsid="001726fe"/>
    </style:style>
    <style:style style:name="T16" style:family="text">
      <style:text-properties officeooo:rsid="001a841d"/>
    </style:style>
    <style:style style:name="T17" style:family="text">
      <style:text-properties officeooo:rsid="001e987b"/>
    </style:style>
    <style:style style:name="T18" style:family="text">
      <style:text-properties officeooo:rsid="0021992e"/>
    </style:style>
    <style:style style:name="T19" style:family="text">
      <style:text-properties officeooo:rsid="00237559"/>
    </style:style>
    <style:style style:name="T20" style:family="text">
      <style:text-properties officeooo:rsid="0024280c"/>
    </style:style>
    <style:style style:name="T21" style:family="text">
      <style:text-properties officeooo:rsid="0024cc0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07a9026-277d-03e9-34a9-7c2fcbbacd17"/>Questions - </text:p>
      <text:p text:style-name="Text_20_body"/>
      <text:list xml:id="list818584789140818532" text:style-name="L1">
        <text:list-item>
          <text:p text:style-name="P14">Give the output for the following commands:</text:p>
          <text:list>
            <text:list-item>
              <text:p text:style-name="P14">echo “hello world”</text:p>
              <text:p text:style-name="P26">hello world</text:p>
            </text:list-item>
            <text:list-item>
              <text:p text:style-name="P14">List all the files(hidden included) present in the current directory in long format displaying files in reverse order , sorted based on the modification time .</text:p>
            </text:list-item>
          </text:list>
        </text:list-item>
      </text:list>
      <text:p text:style-name="P4"><text:tab/><text:tab/><text:span text:style-name="T8">ls -altr</text:span></text:p>
      <text:list xml:id="list171533551438788" text:continue-numbering="true" text:style-name="L1">
        <text:list-item>
          <text:list>
            <text:list-item>
              <text:p text:style-name="P14">Change your current password.</text:p>
              <text:p text:style-name="P26">passwd</text:p>
            </text:list-item>
            <text:list-item>
              <text:p text:style-name="P14">How to get the current date</text:p>
              <text:p text:style-name="P26">date</text:p>
            </text:list-item>
            <text:list-item>
              <text:p text:style-name="P14">How to get the current logged in user</text:p>
            </text:list-item>
          </text:list>
        </text:list-item>
      </text:list>
      <text:p text:style-name="P4"><text:tab/><text:tab/><text:span text:style-name="T8">whoami</text:span></text:p>
      <text:list xml:id="list171534529105221" text:continue-numbering="true" text:style-name="L1">
        <text:list-item>
          <text:list>
            <text:list-item>
              <text:p text:style-name="P14">How to get the current working directory.</text:p>
            </text:list-item>
          </text:list>
        </text:list-item>
      </text:list>
      <text:p text:style-name="P4"><text:tab/><text:tab/><text:span text:style-name="T8">pwd</text:span></text:p>
      <text:list xml:id="list171533034722035" text:continue-numbering="true" text:style-name="L1">
        <text:list-item>
          <text:list>
            <text:list-item>
              <text:p text:style-name="P14">How to get the list of all commands that you have typed so far</text:p>
              <text:p text:style-name="P26">history 10</text:p>
              <text:p text:style-name="P26">OR</text:p>
              <text:p text:style-name="P19"><text:span text:style-name="T6">history|tail</text:span> </text:p>
            </text:list-item>
            <text:list-item>
              <text:p text:style-name="P15">To get the information on the tcp ports</text:p>
              <text:p text:style-name="P15"><text:span text:style-name="T8">netstat -it</text:span> </text:p>
            </text:list-item>
            <text:list-item>
              <text:p text:style-name="P14">To get the information about the running  processes.</text:p>
              <text:p text:style-name="P26">ps</text:p>
            </text:list-item>
            <text:list-item>
              <text:p text:style-name="P14">Search for a word in a file. (Hint – grep)</text:p>
              <text:p text:style-name="P26">nano file1</text:p>
              <text:p text:style-name="P26">grep “world” file1</text:p>
            </text:list-item>
            <text:list-item>
              <text:p text:style-name="P14">Search for a specific process. (Hint - use | with ps )</text:p>
              <text:p text:style-name="P26">ps|grep “bash”</text:p>
              <text:p text:style-name="P26"/>
            </text:list-item>
          </text:list>
        </text:list-item>
        <text:list-item>
          <text:p text:style-name="P25"><text:span text:style-name="T1">Create a directory “exercises” inside your home directory. </text:span><text:span text:style-name="T3">cd</text:span><text:span text:style-name="T1"> to this new directory.</text:span></text:p>
          <text:p text:style-name="P26">mkdir exercises</text:p>
          <text:p text:style-name="P26">cd exercises</text:p>
          <text:p text:style-name="P26"/>
        </text:list-item>
        <text:list-item>
          <text:p text:style-name="P14">Create 3 empty files , file1.txt,file2.txt,file3.txt in current directory (exercises).</text:p>
          <text:p text:style-name="P27">touch file1.txt file2.txt file3.txt</text:p>
          <text:p text:style-name="P14"/>
        </text:list-item>
        <text:list-item>
          <text:p text:style-name="P25"><text:span text:style-name="T1">Add some text to </text:span><text:span text:style-name="T3">file1.txt and copy this to ~/exercises/files.</text:span></text:p>
          <text:p text:style-name="P27">nano file1.txt</text:p>
          <text:p text:style-name="P27">mkdir files</text:p>
          <text:p text:style-name="P27"><text:soft-page-break/>cp file.txt files/dest.txt</text:p>
          <text:p text:style-name="P14"/>
        </text:list-item>
        <text:list-item>
          <text:p text:style-name="P25"><text:span text:style-name="T1">Copy the entire </text:span><text:span text:style-name="T3">exercise directory to this files di</text:span><text:span text:style-name="T1">rectory.</text:span></text:p>
          <text:p text:style-name="P42"><text:span text:style-name="T1">cp -R ~/exercises ~/ex</text:span><text:span text:style-name="T4">e</text:span><text:span text:style-name="T1">rcises/files</text:span></text:p>
          <text:p text:style-name="P14"/>
        </text:list-item>
        <text:list-item>
          <text:p text:style-name="P25"><text:span text:style-name="T1">Create a symlink “testlink” in your home directory that points to this file1.txt i.e. </text:span><text:span text:style-name="T3">~/exercises/files/file1.txt.</text:span></text:p>
          <text:p text:style-name="P28">ln -s testlink ~/exercises/files/file1.txt</text:p>
        </text:list-item>
      </text:list>
      <text:p text:style-name="P40"/>
      <text:list xml:id="list171533623695694" text:continue-numbering="true" text:style-name="L1">
        <text:list-item>
          <text:p text:style-name="P25"><text:span text:style-name="T1">Try creating a hard link in your home directory that points to “</text:span><text:span text:style-name="T5">files”</text:span><text:span text:style-name="T1"> directory .</text:span></text:p>
          <text:p text:style-name="P26">Not possible.</text:p>
          <text:p text:style-name="P26"/>
        </text:list-item>
        <text:list-item>
          <text:p text:style-name="P14">Difference between soft and hard link.</text:p>
        </text:list-item>
      </text:list>
      <text:p text:style-name="P10"><text:span text:style-name="T13"><text:tab/></text:span><text:span text:style-name="T6">Hard Link</text:span> is a mirror copy of the original file. Hard links share the same inode.<text:line-break/><text:tab/>Any changes made to the original or Hard linked file will reflect the other.<text:line-break/><text:tab/>Even if you delete any one of the files, nothing will happen to the other.<text:line-break/><text:tab/>Hard links can't cross file systems.</text:p>
      <text:p text:style-name="Text_20_body"><text:tab/><text:span text:style-name="T6">Soft Link</text:span> is a symbolic link to the original file. Soft Links will have a different Inode value.<text:line-break/><text:tab/>A soft link points to the original file. If you delete the original file, the soft link fails. If you <text:tab/>delete the soft link, nothing will happen.<text:line-break/><text:tab/><text:span text:style-name="T17">Soft</text:span> links can cross file systems.</text:p>
      <text:p text:style-name="P4"/>
      <text:list xml:id="list171532863409653" text:continue-numbering="true" text:style-name="L1">
        <text:list-item>
          <text:p text:style-name="P25"><text:span text:style-name="T1">Change permissions for </text:span><text:span text:style-name="T3">files</text:span><text:span text:style-name="T1"> directory such that nobody other than the user who created the directory, can write/update anything in that directory.</text:span></text:p>
          <text:p text:style-name="P29">chmod a-w ~/exercises/files</text:p>
          <text:p text:style-name="P29">chmod u+w ~/exercises/files</text:p>
          <text:p text:style-name="P20"/>
        </text:list-item>
        <text:list-item>
          <text:p text:style-name="P16">Create a new user “test”. <text:s text:c="2"/></text:p>
          <text:p text:style-name="P16"><text:span text:style-name="T9">s</text:span><text:span text:style-name="T7">udo adduser “test” </text:span></text:p>
          <text:p text:style-name="P30"/>
        </text:list-item>
        <text:list-item>
          <text:p text:style-name="P25"><text:span text:style-name="T1">Change the owner of </text:span><text:span text:style-name="T3">file1.txt to test</text:span></text:p>
          <text:p text:style-name="P41">sudo chown test file1.txt</text:p>
          <text:p text:style-name="P41"/>
        </text:list-item>
        <text:list-item>
          <text:p text:style-name="P14">create following directory structure with single command - </text:p>
        </text:list-item>
      </text:list>
      <text:p text:style-name="P11">home</text:p>
      <text:p text:style-name="P12"><text:span text:style-name="T12">         </text:span><text:span text:style-name="T13">|-john</text:span></text:p>
      <text:p text:style-name="P13"><text:span text:style-name="T12">            </text:span><text:span text:style-name="T13">|-work</text:span></text:p>
      <text:p text:style-name="P13"><text:span text:style-name="T12">                 </text:span><text:span text:style-name="T13">|-scripts</text:span></text:p>
      <text:p text:style-name="P13"><text:span text:style-name="T12">            <text:s text:c="6"/>  </text:span><text:span text:style-name="T13">|-bash</text:span></text:p>
      <text:p text:style-name="P1"><text:tab/>Assume that you are currently in ‘home’ directory.</text:p>
      <text:p text:style-name="P3"><text:soft-page-break/><text:span text:style-name="T13"><text:tab/></text:span><text:span text:style-name="T14">mkdir <text:s/>john/work/scripts/bash</text:span></text:p>
      <text:p text:style-name="P1"/>
      <text:list xml:id="list2262525888232528499" text:style-name="L2">
        <text:list-item>
          <text:p text:style-name="P17">Try deleting the ~/exercises/files/exercises directory. See what happens.</text:p>
          <text:p text:style-name="P31">aditi@aditi-XPS-L412Z:~$ rm -r ~/exercises/files/exercises</text:p>
          <text:p text:style-name="P31">aditi@aditi-XPS-L412Z:~$ </text:p>
          <text:p text:style-name="P32"><text:span text:style-name="T18">Directory </text:span>removed successfully.</text:p>
          <text:p text:style-name="P32"/>
        </text:list-item>
        <text:list-item>
          <text:p text:style-name="P17">A file named employees.odt has a mode of rw-r- -r- -. If John is not the file's owner but is a member of the group that owns this file, what can he do with it?</text:p>
          <text:p text:style-name="P33"><text:span text:style-name="T15">only</text:span> read</text:p>
          <text:p text:style-name="P33"><text:s/></text:p>
        </text:list-item>
        <text:list-item>
          <text:p text:style-name="P45">Create an alias for clearing the screen. </text:p>
          <text:p text:style-name="P46">Alias cls=clear</text:p>
          <text:p text:style-name="P46"/>
        </text:list-item>
        <text:list-item>
          <text:p text:style-name="P18">Create a tar archive of all the files in the current directory. </text:p>
          <text:p text:style-name="P34">Tar -cf all.tar *</text:p>
          <text:p text:style-name="P34"/>
        </text:list-item>
        <text:list-item>
          <text:p text:style-name="P17">How to find if a jar file contains a particular class file?</text:p>
          <text:p text:style-name="P17"/>
        </text:list-item>
      </text:list>
      <text:p text:style-name="P5"><text:tab/><text:span text:style-name="T19">aditi@aditi-XPS-L412Z:~$ jar cvf classes.jar foo.class bar.class</text:span></text:p>
      <text:p text:style-name="P8"><text:tab/>added manifest</text:p>
      <text:p text:style-name="P8"><text:tab/>adding: foo.class(in = 0) (out= 0)(stored 0%)</text:p>
      <text:p text:style-name="P8"><text:tab/>adding: bar.class(in = 0) (out= 0)(stored 0%)</text:p>
      <text:p text:style-name="P8"/>
      <text:p text:style-name="P23"><text:tab/><text:span text:style-name="T10">aditi@aditi-XPS-L412Z:~$ grep foo.class classes.jar</text:span></text:p>
      <text:p text:style-name="P38"><text:tab/>Binary file classes.jar matches</text:p>
      <text:p text:style-name="P38"><text:tab/>aditi@aditi-XPS-L412Z:~$ grep fooo.class classes.jar</text:p>
      <text:p text:style-name="P38"><text:tab/>aditi@aditi-XPS-L412Z:~$ </text:p>
      <text:p text:style-name="P39"/>
      <text:list xml:id="list171534806689497" text:continue-numbering="true" text:style-name="L2">
        <text:list-item>
          <text:p text:style-name="P17">How to find all jars with given classname.</text:p>
          <text:p text:style-name="P35">aditi@aditi-XPS-L412Z:~$ grep foo.class *.jar</text:p>
          <text:p text:style-name="P35">Binary file classes100.jar matches</text:p>
          <text:p text:style-name="P35">Binary file classes10.jar matches</text:p>
          <text:p text:style-name="P35">Binary file classes.jar matches</text:p>
          <text:p text:style-name="P21"><text:s/></text:p>
        </text:list-item>
        <text:list-item>
          <text:p text:style-name="P18">How to find files greater than a certain size. </text:p>
          <text:p text:style-name="P43"><text:span text:style-name="Source_20_Text"><text:span text:style-name="T6">find . -type f -size +1</text:span></text:span><text:span text:style-name="Source_20_Text"><text:span text:style-name="T11">M</text:span></text:span><text:span text:style-name="Source_20_Text"><text:span text:style-name="T6"> -ls</text:span></text:span></text:p>
          <text:p text:style-name="P17"/>
        </text:list-item>
        <text:list-item>
          <text:p text:style-name="P17">How do u add and remove a variable in the shell environment.</text:p>
          <text:p text:style-name="P36">Adding a variable in shell environment:</text:p>
          <text:p text:style-name="P22">aditi@aditi-XPS-L412Z:~$ adding_var='Adding a test string as a global variable'</text:p>
          <text:p text:style-name="P22"><text:soft-page-break/>aditi@aditi-XPS-L412Z:~$ export adding_var</text:p>
          <text:p text:style-name="P22">aditi@aditi-XPS-L412Z:~$ bash</text:p>
          <text:p text:style-name="P22">aditi@aditi-XPS-L412Z:~$ echo $adding_var</text:p>
          <text:p text:style-name="P22">Adding a test string as a global variable</text:p>
          <text:p text:style-name="P22"/>
        </text:list-item>
      </text:list>
      <text:p text:style-name="P9"><text:tab/>Removing a variable in shell environment:</text:p>
      <text:p text:style-name="P6"><text:tab/><text:span text:style-name="T16">aditi@aditi-XPS-L412Z:~$ unset adding_var</text:span></text:p>
      <text:p text:style-name="P7"><text:tab/>aditi@aditi-XPS-L412Z:~$ echo $adding_var</text:p>
      <text:p text:style-name="P7"/>
      <text:p text:style-name="P7"><text:tab/><text:a xlink:type="simple" xlink:href="mailto:aditi@aditi-XPS-L412Z" text:style-name="Internet_20_link" text:visited-style-name="Visited_20_Internet_20_Link">aditi@aditi-XPS-L412Z</text:a>:~$</text:p>
      <text:p text:style-name="P7"><text:s/></text:p>
      <text:list xml:id="list171534453088930" text:continue-numbering="true" text:style-name="L2">
        <text:list-item>
          <text:p text:style-name="P17">Install openssh-server on your system</text:p>
          <text:p text:style-name="P37">sudo apt-get install openssh-server</text:p>
          <text:p text:style-name="P17"/>
        </text:list-item>
        <text:list-item>
          <text:p text:style-name="P17">try remote login to your friend’s machine using ssh.</text:p>
          <text:p text:style-name="P17"/>
        </text:list-item>
        <text:list-item>
          <text:p text:style-name="P17">Copy some files from your machine to your friend’s machine. (Hint - scp)</text:p>
        </text:list-item>
      </text:list>
      <text:p text:style-name="P2">        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6:57:30.081742124</meta:creation-date>
    <dc:date>2015-04-03T17:15:32.537803875</dc:date>
    <meta:editing-duration>PT15H48M25S</meta:editing-duration>
    <meta:editing-cycles>23</meta:editing-cycles>
    <meta:generator>LibreOffice/4.3.3.2$Linux_X86_64 LibreOffice_project/430m0$Build-2</meta:generator>
    <meta:document-statistic meta:table-count="0" meta:image-count="0" meta:object-count="0" meta:page-count="4" meta:paragraph-count="106" meta:word-count="697" meta:character-count="4482" meta:non-whitespace-character-count="3806"/>
  </office:meta>
</office:document-meta>
</file>